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80e084"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74049" officeooo:paragraph-rsid="0077404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98550" officeooo:paragraph-rsid="00798550"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3cc5e" officeooo:paragraph-rsid="0083cc5e"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0e084" officeooo:paragraph-rsid="0080e084"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43617" officeooo:paragraph-rsid="0080e084"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74f12" officeooo:paragraph-rsid="00874f12"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dcc5e" officeooo:paragraph-rsid="008dcc5e"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f199f" officeooo:paragraph-rsid="008f199f"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1b306" officeooo:paragraph-rsid="0091b306"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b055" officeooo:paragraph-rsid="0093b055"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d1e6" officeooo:paragraph-rsid="0093d1e6"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43c88" officeooo:paragraph-rsid="00943c88"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a992c" officeooo:paragraph-rsid="009a992c" style:font-size-asian="12pt" style:font-size-complex="12pt"/>
    </style:style>
    <style:style style:name="P5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e56e8" officeooo:paragraph-rsid="009e56e8" style:font-size-asian="12pt" style:font-size-complex="12pt"/>
    </style:style>
    <style:style style:name="P5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fc2e9" officeooo:paragraph-rsid="009fc2e9" style:font-size-asian="12pt" style:font-size-complex="12pt"/>
    </style:style>
    <style:style style:name="P5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0a2e2" officeooo:paragraph-rsid="00a0a2e2" style:font-size-asian="12pt" style:font-size-complex="12pt"/>
    </style:style>
    <style:style style:name="P6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68407" officeooo:paragraph-rsid="00a68407" style:font-size-asian="12pt" style:font-size-complex="12pt"/>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9630f" officeooo:paragraph-rsid="00a68407" style:font-size-asian="12pt" style:font-size-complex="12pt"/>
    </style:style>
    <style:style style:name="P6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9630f" officeooo:paragraph-rsid="00ab4695" style:font-size-asian="12pt" style:font-size-complex="12pt"/>
    </style:style>
    <style:style style:name="P6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e931a" officeooo:paragraph-rsid="00ae931a" style:font-size-asian="12pt" style:font-size-complex="12pt"/>
    </style:style>
    <style:style style:name="P6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019c2" officeooo:paragraph-rsid="00ae931a" style:font-size-asian="12pt" style:font-size-complex="12pt"/>
    </style:style>
    <style:style style:name="P6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35286" officeooo:paragraph-rsid="00b35286" style:font-size-asian="12pt" style:font-size-complex="12pt"/>
    </style:style>
    <style:style style:name="P6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42c81" officeooo:paragraph-rsid="00b42c81" style:font-size-asian="12pt" style:font-size-complex="12pt"/>
    </style:style>
    <style:style style:name="P6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47706" officeooo:paragraph-rsid="00b47706" style:font-size-asian="12pt" style:font-size-complex="12pt"/>
    </style:style>
    <style:style style:name="P6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6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70"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71"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72"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73"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74"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75"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76"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77"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7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47706" officeooo:paragraph-rsid="00b47706"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222222" style:font-name="Arial" fo:font-size="9.75pt" fo:letter-spacing="normal" fo:font-style="normal" fo:font-weight="normal"/>
    </style:style>
    <style:style style:name="T12" style:family="text">
      <style:text-properties officeooo:rsid="00198b52"/>
    </style:style>
    <style:style style:name="T13" style:family="text">
      <style:text-properties officeooo:rsid="001b3b7f"/>
    </style:style>
    <style:style style:name="T14" style:family="text">
      <style:text-properties officeooo:rsid="0023cadb"/>
    </style:style>
    <style:style style:name="T15" style:family="text">
      <style:text-properties officeooo:rsid="00242902"/>
    </style:style>
    <style:style style:name="T16" style:family="text">
      <style:text-properties officeooo:rsid="002650cf"/>
    </style:style>
    <style:style style:name="T17" style:family="text">
      <style:text-properties officeooo:rsid="002b4a94"/>
    </style:style>
    <style:style style:name="T18" style:family="text">
      <style:text-properties style:font-name="monospace" fo:font-size="9pt" fo:padding="0in" fo:border="none"/>
    </style:style>
    <style:style style:name="T19" style:family="text">
      <style:text-properties style:font-name="monospace" fo:font-size="9pt" officeooo:rsid="002d8ee6" fo:padding="0in" fo:border="none"/>
    </style:style>
    <style:style style:name="T20" style:family="text">
      <style:text-properties officeooo:rsid="0044fd04"/>
    </style:style>
    <style:style style:name="T21" style:family="text">
      <style:text-properties officeooo:rsid="0047bac0"/>
    </style:style>
    <style:style style:name="T22" style:family="text">
      <style:text-properties fo:font-weight="bold" style:font-weight-asian="bold" style:font-weight-complex="bold"/>
    </style:style>
    <style:style style:name="T23" style:family="text">
      <style:text-properties officeooo:rsid="0049f011"/>
    </style:style>
    <style:style style:name="T24" style:family="text">
      <style:text-properties officeooo:rsid="004c9ef3"/>
    </style:style>
    <style:style style:name="T25" style:family="text">
      <style:text-properties officeooo:rsid="004e1e0f"/>
    </style:style>
    <style:style style:name="T26" style:family="text">
      <style:text-properties officeooo:rsid="0050123e"/>
    </style:style>
    <style:style style:name="T27" style:family="text">
      <style:text-properties officeooo:rsid="0054a816"/>
    </style:style>
    <style:style style:name="T28" style:family="text">
      <style:text-properties officeooo:rsid="00588b38"/>
    </style:style>
    <style:style style:name="T29" style:family="text">
      <style:text-properties officeooo:rsid="005ee2a1"/>
    </style:style>
    <style:style style:name="T30" style:family="text">
      <style:text-properties officeooo:rsid="006096d5"/>
    </style:style>
    <style:style style:name="T31" style:family="text">
      <style:text-properties officeooo:rsid="00637d3f"/>
    </style:style>
    <style:style style:name="T32" style:family="text">
      <style:text-properties style:text-underline-style="solid" style:text-underline-width="auto" style:text-underline-color="font-color" officeooo:rsid="00667dbf"/>
    </style:style>
    <style:style style:name="T33" style:family="text">
      <style:text-properties style:text-underline-style="none"/>
    </style:style>
    <style:style style:name="T34" style:family="text">
      <style:text-properties style:text-underline-style="none" officeooo:rsid="00637d3f"/>
    </style:style>
    <style:style style:name="T35" style:family="text">
      <style:text-properties style:text-underline-style="none" officeooo:rsid="00667dbf"/>
    </style:style>
    <style:style style:name="T36" style:family="text">
      <style:text-properties style:text-underline-style="none" officeooo:rsid="0068979b"/>
    </style:style>
    <style:style style:name="T37" style:family="text">
      <style:text-properties style:text-underline-style="none" officeooo:rsid="006b007f"/>
    </style:style>
    <style:style style:name="T38" style:family="text">
      <style:text-properties style:text-underline-style="none" officeooo:rsid="006f8ed2"/>
    </style:style>
    <style:style style:name="T39" style:family="text">
      <style:text-properties style:text-underline-style="none" officeooo:rsid="0070758c"/>
    </style:style>
    <style:style style:name="T40" style:family="text">
      <style:text-properties officeooo:rsid="007926e6"/>
    </style:style>
    <style:style style:name="T41" style:family="text">
      <style:text-properties officeooo:rsid="007d4093"/>
    </style:style>
    <style:style style:name="T42" style:family="text">
      <style:text-properties officeooo:rsid="007dc1db"/>
    </style:style>
    <style:style style:name="T43" style:family="text">
      <style:text-properties officeooo:rsid="007e3f9a"/>
    </style:style>
    <style:style style:name="T44" style:family="text">
      <style:text-properties officeooo:rsid="007fccff"/>
    </style:style>
    <style:style style:name="T45" style:family="text">
      <style:text-properties officeooo:rsid="008115e2"/>
    </style:style>
    <style:style style:name="T46" style:family="text">
      <style:text-properties officeooo:rsid="008c2506"/>
    </style:style>
    <style:style style:name="T47" style:family="text">
      <style:text-properties officeooo:rsid="008dd8ca"/>
    </style:style>
    <style:style style:name="T48" style:family="text">
      <style:text-properties officeooo:rsid="008f2a55"/>
    </style:style>
    <style:style style:name="T49" style:family="text">
      <style:text-properties officeooo:rsid="009746e9"/>
    </style:style>
    <style:style style:name="T50" style:family="text">
      <style:text-properties officeooo:rsid="0098de64"/>
    </style:style>
    <style:style style:name="T51" style:family="text">
      <style:text-properties officeooo:rsid="009adee4"/>
    </style:style>
    <style:style style:name="T52" style:family="text">
      <style:text-properties officeooo:rsid="00a186d1"/>
    </style:style>
    <style:style style:name="T53" style:family="text">
      <style:text-properties officeooo:rsid="00ab4695"/>
    </style:style>
    <style:style style:name="T54" style:family="text">
      <style:text-properties officeooo:rsid="00af6f6d"/>
    </style:style>
    <style:style style:name="T55" style:family="text">
      <style:text-properties officeooo:rsid="00b697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2">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3">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4">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5">Vad menar de? Bygger en probability karta för rätt svar. </text:span></text:p>
      <text:p text:style-name="P9"/>
      <text:p text:style-name="P9">In this paper we combine the benefits of these two approaches. <text:span text:style-name="T16">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text:span text:style-name="T40">bash</text:span> för att trycka ihop bilder.</text:p>
      <text:p text:style-name="P75"><text:span text:style-name="Source_20_Text"><text:span text:style-name="T18">for name in /path/to/imagenet/val/*.JPEG; do</text:span></text:span></text:p>
      <text:p text:style-name="P77"><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77"><text:span text:style-name="Source_20_Text"><text:span text:style-name="T2">done</text:span></text:span></text:p>
      <text:p text:style-name="P76"><text:span text:style-name="Source_20_Text"><text:span text:style-name="T19">convert -resize 256x256 oldname newname</text:span></text:span></text:p>
      <text:p text:style-name="P11"/>
      <text:p text:style-name="P46">bara för 1 fil: convert -resize 256x256! Name newname, ! Tvingar storleken i både dimensionerna. </text:p>
      <text:p text:style-name="P11"/>
      <text:p text:style-name="P14">Colorization demot använder linjär interpolering med resize från skimage.transform så att bilden blir 224x224. Lika bra att <text:span text:style-name="T17">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71"><text:span text:style-name="T5">Spara vikterna från net surgery. Öppna upp det sparade nätet och lägg till en filterkärna. </text:span><text:span text:style-name="T6">Hur tränar man om det sen då?</text:span></text:p>
      <text:p text:style-name="P70">Evan Shelhamer: https://groups.google.com/forum/#!topic/caffe-users/3jYPmC_18Qw</text:p>
      <text:p text:style-name="P71"><text:span text:style-name="T6"><text:s/></text:span><text:span text:style-name="T11">To do custom weight initialization:</text:span><text:line-break/><text:span text:style-name="T11">1. Define the architecture prototxt</text:span><text:line-break/><text:soft-page-break/><text:span text:style-name="T11">2. Load the model in Python</text:span><text:line-break/><text:span text:style-name="T11">3. Assign the weights as shown in the example</text:span><text:line-break/><text:span text:style-name="T11">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72"><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0">Studenter från Stanfords CS231n skrev </text:span>CNN Assisted Colorization of Gray-scale Images, <text:a xlink:type="simple" xlink:href="http://cs231n.stanford.edu/reports2016/202_Report.pdf"><text:span text:style-name="T20">http://cs231n.stanford.edu/reports2016/202_Report.pdf</text:span></text:a><text:span text:style-name="T20">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1">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73"><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2">Automatic colorization also serves as a proxy measure for visual understanding</text:span>.” <text:span text:style-name="T23">Introt i learning representations for automatic colorization. </text:span></text:p>
      <text:p text:style-name="P73"/>
      <text:p text:style-name="P74">Både colorful och learning representations bygger på deshpante och deep colorization artiklarna, <text:span text:style-name="T24">och</text:span> löser multi-mod problemet på <text:span text:style-name="T24">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26">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2">and take spatially localized multilayer slices (hypercolumns) [15–17], as per-pixel descriptors</text:span>. <text:span text:style-name="T27">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28">U</text:span>-lager i caffe har samma bottom som top, därför att de ändrar på bottomlagrets output men är <text:span text:style-name="T28">på sätt och vis inget eget lager. Därför har inget annat lager ReLU-lagret som bottom.</text:span></text:p>
      <text:p text:style-name="P29"><text:soft-page-break/></text:p>
      <text:p text:style-name="P30">Deconvolution <text:span text:style-name="T29">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0">Hur ser man det? Softmax är inte för loss, utan för att normalisera. Tror lagret ger 128x128, och 32 sådana (1 för varje color bin)</text:span></text:p>
      <text:p text:style-name="P33"/>
      <text:p text:style-name="P33">”<text:span text:style-name="T31">We bin the Lab axes by </text:span><text:span text:style-name="T34">evenly space</text:span><text:span text:style-name="T36">d</text:span><text:span text:style-name="T34"> Gaussian quantiles. They can be encoded separately for a and b (as marginal distributions).” Kanalkodat eller histogram? </text:span></text:p>
      <text:p text:style-name="P33"/>
      <text:p text:style-name="P33"><text:span text:style-name="T34">”</text:span><text:span text:style-name="T35">Extracting batches of only 128 hypercolumn descriptors per input image, </text:span><text:span text:style-name="T32">sampled at random locations</text:span><text:span text:style-name="T35">, provides sufficient training signal.” Hur kan det funka om input alltid kommer från olika aktiveringar? </text:span><text:span text:style-name="T38">Hur utför man den samplingen? </text:span></text:p>
      <text:p text:style-name="P33"/>
      <text:p text:style-name="P34"><text:span text:style-name="T35">V</text:span><text:span text:style-name="T33">arför sampla upp och jämföra med svaret istället för att sampla ner svaret?</text:span></text:p>
      <text:p text:style-name="P34"><text:span text:style-name="T33">-</text:span><text:span text:style-name="T39">Samplar man ner och vill använda alla aktiveringar måste man nersampla till 16x16, vilket inte är tillräckligt för att avgöra färger i större bilder. </text:span></text:p>
      <text:p text:style-name="P68">-Skulle man padda aktiveringarna får bara mittenpixlarna färgtips från de senare lagrens aktiveringar.</text:p>
      <text:p text:style-name="P68"/>
      <text:p text:style-name="P38">Varför tappar ryal dahl färger men inte larsson?</text:p>
      <text:p text:style-name="P38"/>
      <text:p text:style-name="P39">När skalas aktiveringarna för att vändevärdet av kvadraten av en aktivering ska vara 1?</text:p>
      <text:p text:style-name="P35"/>
      <text:p text:style-name="P35">Att göra:</text:p>
      <text:p text:style-name="P36">Kör ett VGG-nät <text:span text:style-name="T43">för att du är duktig. Vad vill caffe_reference ha och vad får den?</text:span></text:p>
      <text:p text:style-name="P36"><text:tab/><text:tab/><text:tab/><text:tab/><text:tab/><text:span text:style-name="T44">Vad vill VGG ha och vad får den?</text:span></text:p>
      <text:p text:style-name="P37">Gör en â av <text:span text:style-name="T41">utvalda </text:span>aktiveringar <text:span text:style-name="T42">med fc lager. </text:span></text:p>
      <text:p text:style-name="P40">Gör en a av input bild</text:p>
      <text:p text:style-name="P69">Skriv loss function i python.</text:p>
      <text:p text:style-name="P35"><text:span text:style-name="T37">S</text:span><text:span text:style-name="T33">kriv solver. </text:span></text:p>
      <text:p text:style-name="P41"/>
      <text:p text:style-name="P43">Om man skulle träna (optimera) näten med enbart en parameter per backward pass, skulle man inte kunna ta full steglängd då (gradientens belopp) och konvergera bättre (men långsammare)?</text:p>
      <text:p text:style-name="P43"/>
      <text:p text:style-name="P44">Gausskvantilerna kan vara Larssons alternativ till class rebalancing. Istället för att väga förlusten med avseende på hur vanlig färgen är, delas binsen upp så att varje bin får lika många samples. Då behövs det fler bins runt a och b = 0 för att de är de vanligaste färgerna. Se Colorful Colorization för density plot av färgerna över hela ImageNet.</text:p>
      <text:p text:style-name="P44"/>
      <text:p text:style-name="P45">Från caffe_root foldern:</text:p>
      <text:p text:style-name="P45">python python/draw_net.py models/vgg/VGG_ILSVRC_16_layers_deploy_test.prototxt test_drawvgg.png &amp;&amp; eog test_drawvgg.png <text:span text:style-name="T48">eller med alias: draw nät namn</text:span></text:p>
      <text:p text:style-name="P45"/>
      <text:p text:style-name="P47">VGG är mycket tyngre än caffenet referensen. Den har fler faltningar och vikterna väger ca dubbelt då mycket. <text:span text:style-name="T45">VGG får inte plats på GPU:n. Träna caffenet istället på mitt sätt. </text:span></text:p>
      <text:p text:style-name="P48"/>
      <text:p text:style-name="P49">Skapa<text:span text:style-name="T46">ndet av</text:span> â får ske med ett conv-lager. a får skapas i python <text:span text:style-name="T46">i den hemmabygda lossfunktionen som får jämföra â med a och ge derivatan på felet m.a.p. på â. Görs i python. Exempel finns i caffe/examples/pycaffe/linreg.prototxt som är ett nät som använder sig av den hemmabyggda </text:span><text:soft-page-break/><text:span text:style-name="T46">lossfunktionen som finns i caffe/examples/pycaffe/layers/pyloss.py</text:span></text:p>
      <text:p text:style-name="P49"/>
      <text:p text:style-name="P50">bygg först ett simpelt nät som har <text:span text:style-name="T47">enbart </text:span>en 1x1 faltning som ger â, och ett losslager.</text:p>
      <text:p text:style-name="P42"/>
      <text:p text:style-name="P51">build/tools/caffe train -solver examples/pycaffe/solver_smallnet.prototxt -gpu 0 för att träna ett nät. Körs från caffe_root foldern.</text:p>
      <text:p text:style-name="P51"/>
      <text:p text:style-name="P52">Måste ta hänsyn till batchsizen i losslagret. </text:p>
      <text:p text:style-name="P52"/>
      <text:p text:style-name="P53">Börjar med att göra en gissning per pixel och köra lossfunktionen på det. Blir det för tungt får jag göra färre gissningar, producera färre svar, köra loss på det, och för färgläggning skala upp gissningen.</text:p>
      <text:p text:style-name="P53"/>
      <text:p text:style-name="P54">Hur hanterar man gissningar som är negativa? Log av negativa tal är inte definierat. <text:span text:style-name="T49">Normalisering av gissningen.</text:span></text:p>
      <text:p text:style-name="P54"/>
      <text:p text:style-name="P55">Antingen kan man skala om gissningen till [0,1], eller så kan man göra om den till sannolikheter genom att <text:span text:style-name="T51">subtrahera</text:span> det minsta talet om det är negativt, och sedan dividera med summan. <text:span text:style-name="T50">Endast sannolikheter är ok. Vid ren skalning lär nätet tendera att ge likadana outputs för alla bins; då kommer det skalas om till bara 1:or och få 0 loss utan att välja rätt färg. </text:span></text:p>
      <text:p text:style-name="P55"/>
      <text:p text:style-name="P56">Ska man göra ännu ett losslager som straffar negativa onormaliserade gissningar? <text:span text:style-name="T51">Annars kan man subtrahera det minsta talet om det är negativt, men det kanske ger upphov till problem i optimering av faltningsparametrarna eftersom att negativa outputs då är ok.</text:span></text:p>
      <text:p text:style-name="P56"/>
      <text:p text:style-name="P58">Softmax körs efter faltningslagret, så gissningarna är positiva. Sätt lossen innan uppsamplingen?</text:p>
      <text:p text:style-name="P57"/>
      <text:p text:style-name="P59">Vikterna som sätter en gissning på fel bin, de bryr vi oss inte om. Vad sätter man gradienten till vid de positionerna? -<text:span text:style-name="T52">1 * gradienten för den korrekta binen. Skulle helst vilja ha en don't care, men de kan lika gärna minskas i och med att vikterna för den korrekta binen ska ökas. Men hur blir det här nu, det är ju samma vikter i hela faltningskärnan: ökar man dens vikter ökar ju gissningarna i alla pixlar...</text:span></text:p>
      <text:p text:style-name="P59"/>
      <text:p text:style-name="P60">Kommer inte på hur man ska dela upp färgrymden i gaussiska kvantiler, så jag delar upp den uniformt till en början istället.</text:p>
      <text:p text:style-name="P61"/>
      <text:p text:style-name="P62">Gör lmdb av a värden och b värden från Lab <text:span text:style-name="T53">med ./create_lmdb.sh från scripts-mappen.{val,train}_lmdb får inte finnas när create_lmdb.sh körs</text:span></text:p>
      <text:p text:style-name="P62"/>
      <text:p text:style-name="P63">undersöker om ett nät med ett <text:span text:style-name="T54">eller två </text:span>conv_lager kan tränas att ge rätt histogram</text:p>
      <text:p text:style-name="P64"/>
      <text:p text:style-name="P65">resize, ta ut a och b, gör train.txt och val.txt separat. Enklast så, behöver inte automatisera alla stegen än.</text:p>
      <text:p text:style-name="P65"/>
      <text:p text:style-name="P66">Gör om en <text:span text:style-name="T55">bra bild till den korrekta gissningen för en första auto-encoder, f</text:span>ör att lära mig hantera lmdb och inputs till nätet. </text:p>
      <text:p text:style-name="P67">Från scripts/, kör python makeab.py, sedan ./create_lmdb</text:p>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6-07T14:57:49.752337269</dc:date>
    <meta:editing-duration>P1DT15H44M34S</meta:editing-duration>
    <meta:editing-cycles>163</meta:editing-cycles>
    <meta:document-statistic meta:table-count="0" meta:image-count="0" meta:object-count="0" meta:page-count="4" meta:paragraph-count="74" meta:word-count="1691" meta:character-count="10865" meta:non-whitespace-character-count="9211"/>
  </office:meta>
</office:document-meta>
</file>